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Download EVE Community Edition Link:</text:p>
      <text:p text:style-name="Preformatted_20_Text"></text:p>
      <text:p text:style-name="Preformatted_20_Text">https://www.eve-ng.net/index.php/download/#DL-COMM</text:p>
      <text:p text:style-name="Preformatted_20_Text"></text:p>
      <text:p text:style-name="Preformatted_20_Text">Direct Link:</text:p>
      <text:p text:style-name="Preformatted_20_Text">https://mega.nz/file/GhEAWCxZ#AY4oI7JXkvmBg44a_u142miMT-M2Lm_1z1o1wTt838A</text:p>
      <text:p text:style-name="Preformatted_20_Text">OR</text:p>
      <text:p text:style-name="Preformatted_20_Text">https://drive.google.com/u/0/uc?id=1lss_0yhRKLz53OPz-GJyLH6JNeYGu8aW&amp;export=download</text:p>
      <text:p text:style-name="Preformatted_20_Text">---------------------------------------------------------------</text:p>
      <text:p text:style-name="Preformatted_20_Text">Download EVE Client Pack for Windows:</text:p>
      <text:p text:style-name="Preformatted_20_Text">Direct Link:</text:p>
      <text:p text:style-name="Preformatted_20_Text">https://mega.nz/file/G5liXYzK#oaSC1Jrh5m0HaNkReirurtrXhIHGw6NOZX3jgus1xqo</text:p>
      <text:p text:style-name="Preformatted_20_Text">OR</text:p>
      <text:p text:style-name="Preformatted_20_Text">https://drive.google.com/file/d/1avmi8SyQLKwTDIDciQRpAS1GxB6eoYY-/view</text:p>
      <text:p text:style-name="Preformatted_20_Text">--------------------------------------------------------------------</text:p>
      <text:p text:style-name="Preformatted_20_Text">Download Router and Switches Images:</text:p>
      <text:p text:style-name="Preformatted_20_Text">https://drive.google.com/drive/folders/1BXlAGxgTpcqxMHntGga48h8Ohf3H9JY9?usp=sharing</text:p>
      <text:p text:style-name="Preformatted_20_Text">----------------------------------------------------------------------------</text:p>
      <text:p text:style-name="Preformatted_20_Text">Download WinSCP Free:</text:p>
      <text:p text:style-name="Preformatted_20_Text">https://winscp.net/eng/download.php</text:p>
      <text:p text:style-name="Preformatted_20_Text">-------------------------------------------------------------------------</text:p>
      <text:p text:style-name="Preformatted_20_Text">Download VMware Workstation Pro 16</text:p>
      <text:p text:style-name="Preformatted_20_Text">https://drive.google.com/drive/folders/15bKJR-zLF9TQQxbrpZb-1q3lNO7h41iN?usp=sharing</text:p>
      <text:p text:style-name="Preformatted_20_Text"></text:p>
      <text:p text:style-name="Preformatted_20_Text">Register it with any of these Keys:</text:p>
      <text:p text:style-name="Preformatted_20_Text">ZF3R0-FHED2-M80TY-8QYGC-NPKYF</text:p>
      <text:p text:style-name="Preformatted_20_Text">YF390-0HF8P-M81RQ-2DXQE-M2UT6</text:p>
      <text:p text:style-name="Preformatted_20_Text">ZF71R-DMX85-08DQY-8YMNC-PPHV8</text:p>
      <text:p text:style-name="Preformatted_20_Text">AZ3E8-DCD8J-0842Z-N6NZE-XPKYF</text:p>
      <text:p text:style-name="Preformatted_20_Text">------------------------------------------------------------------------</text:p>
      <text:p text:style-name="Preformatted_20_Text">------------------------------------------------------------------------</text:p>
      <text:p text:style-name="Preformatted_20_Text">EVE NG Images Drive Links:</text:p>
      <text:p text:style-name="Preformatted_20_Text">https://unetlab.cloud/0:/addons/qemu/</text:p>
      <text:p text:style-name="Preformatted_20_Text">https://unetlab.cloud/1:/qemu/</text:p>
      <text:p text:style-name="Preformatted_20_Text">https://drive.google.com/drive/folders/15bKJR-zLF9TQQxbrpZb-1q3lNO7h41iN?usp=sharing</text:p>
      <text:p text:style-name="Preformatted_20_Text"></text:p>
      <text:p text:style-name="Preformatted_20_Text">Cisco ASA Images Link:</text:p>
      <text:p text:style-name="Preformatted_20_Text">https://drive.google.com/drive/folders/1M97I68APd_vWXiefZOQJ57xDsPShn-PA?usp=sharing</text:p>
      <text:p text:style-name="Preformatted_20_Text"></text:p>
      <text:p text:style-name="Preformatted_20_Text">CheckPoint Firewall Image:</text:p>
      <text:p text:style-name="Preformatted_20_Text">https://drive.google.com/drive/folders/15V4P1e2TvRltdZhn6vtpGuueqlwn3FEA?usp=sharing</text:p>
      <text:p text:style-name="Preformatted_20_Text"></text:p>
      <text:p text:style-name="Preformatted_20_Text">Window XP and F5 Image Link:</text:p>
      <text:p text:style-name="Preformatted_20_Text">https://drive.google.com/drive/folders/1u1F0OXLlMNvPiNrVQbOBK5P52lYzYeH7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1" meta:paragraph-count="44" meta:word-count="79" meta:character-count="1856" meta:non-whitespace-character-count="1772"/>
    <meta:generator>LibreOffice/7.4.2.3$Linux_X86_64 LibreOffice_project/40$Build-3</meta:generator>
  </office:meta>
</office:document-meta>
</file>